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witchSelectNode.setCases( ProcessingNode [ ] [ ] whenNodes , VariableResolver [ ] whenTests , ProcessingNode [ ] otherwhiseN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witchSelectNode.SwitchSelectNod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witchSelectNode.invoke( Environment env , Invoke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witchSelectNode.setParameters( Map paramet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